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2.488cm" table:align="left"/>
    </style:style>
    <style:style style:name="Tabelle1.A" style:family="table-column">
      <style:table-column-properties style:column-width="3.771cm"/>
    </style:style>
    <style:style style:name="Tabelle1.B" style:family="table-column">
      <style:table-column-properties style:column-width="2.798cm"/>
    </style:style>
    <style:style style:name="Tabelle1.C" style:family="table-column">
      <style:table-column-properties style:column-width="2.799cm"/>
    </style:style>
    <style:style style:name="Tabelle1.D" style:family="table-column">
      <style:table-column-properties style:column-width="1.178cm"/>
    </style:style>
    <style:style style:name="Tabelle1.E" style:family="table-column">
      <style:table-column-properties style:column-width="1.942cm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/>
      <style:text-properties style:font-name="Nimbus Sans L" fo:font-size="10pt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style:font-size-asian="10pt" style:font-size-complex="10pt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795cm"/>
        </style:tab-stops>
      </style:paragraph-properties>
      <style:text-properties style:font-name="Nimbus Sans L" fo:font-size="10pt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9.737cm"/>
        </style:tab-stops>
      </style:paragraph-properties>
      <style:text-properties style:font-name="Nimbus Sans L" fo:font-size="10pt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224cm"/>
        </style:tab-stops>
      </style:paragraph-properties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officeooo:rsid="003ce7ba" officeooo:paragraph-rsid="003ce7ba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fo:font-weight="normal" officeooo:rsid="003b977d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Nimbus Sans L" fo:font-size="20pt" fo:font-weight="bold" officeooo:rsid="0043ad0a" officeooo:paragraph-rsid="0043ad0a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size="8pt" style:font-size-asian="8pt" style:font-size-complex="8pt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212d30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officeooo:rsid="003ce7ba" officeooo:paragraph-rsid="003ce7ba"/>
    </style:style>
    <style:style style:name="P13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officeooo:paragraph-rsid="0030410c" style:font-size-asian="10pt" style:font-size-complex="10pt"/>
    </style:style>
    <style:style style:name="P14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style:font-name="Nimbus Sans L" fo:font-size="10pt" fo:font-weight="bold" officeooo:paragraph-rsid="0030410c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165782" officeooo:paragraph-rsid="0023f6f8" style:font-size-asian="9pt" style:font-size-complex="9pt"/>
    </style:style>
    <style:style style:name="P16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7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8" style:family="paragraph" style:parent-style-name="Table_20_Heading">
      <style:paragraph-properties fo:text-align="start" style:justify-single-word="false"/>
      <style:text-properties style:font-name="Nimbus Sans L" fo:font-style="normal" officeooo:rsid="003c9377" officeooo:paragraph-rsid="003c9377" style:font-size-asian="10pt" style:font-style-asian="normal" style:font-size-complex="10pt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Nimbus Sans L" officeooo:paragraph-rsid="0051c793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Nimbus Sans L" officeooo:paragraph-rsid="003c9377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Nimbus Sans L" officeooo:rsid="00374221" officeooo:paragraph-rsid="003c9377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Nimbus Sans L"/>
    </style:style>
    <style:style style:name="P24" style:family="paragraph" style:parent-style-name="Text_20_body">
      <style:paragraph-properties fo:margin-top="0cm" fo:margin-bottom="0.199cm" loext:contextual-spacing="false">
        <style:tab-stops>
          <style:tab-stop style:position="11.03cm"/>
        </style:tab-stops>
      </style:paragraph-properties>
      <style:text-properties style:font-name="Nimbus Sans L" fo:font-size="10pt" officeooo:rsid="00322fd9" officeooo:paragraph-rsid="004ba255" style:font-size-asian="10pt" style:font-size-complex="10pt"/>
    </style:style>
    <style:style style:name="P25" style:family="paragraph" style:parent-style-name="Text_20_body">
      <style:paragraph-properties fo:margin-top="0cm" fo:margin-bottom="0.199cm" loext:contextual-spacing="false">
        <style:tab-stops>
          <style:tab-stop style:position="11.03cm"/>
        </style:tab-stops>
      </style:paragraph-properties>
      <style:text-properties style:font-name="Nimbus Sans L" fo:font-size="10pt" officeooo:rsid="00533667" officeooo:paragraph-rsid="00533667" style:font-size-asian="10pt" style:font-size-complex="10pt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T3" style:family="text">
      <style:text-properties style:font-name="Nimbus Sans L" fo:font-weight="bold" officeooo:rsid="000ed17e" style:font-weight-asian="bold" style:font-weight-complex="bold"/>
    </style:style>
    <style:style style:name="T4" style:family="text">
      <style:text-properties officeooo:rsid="00374221"/>
    </style:style>
    <style:style style:name="T5" style:family="text">
      <style:text-properties officeooo:rsid="00461f06"/>
    </style:style>
    <style:style style:name="T6" style:family="text">
      <style:text-properties officeooo:rsid="0047cb95"/>
    </style:style>
    <style:style style:name="T7" style:family="text">
      <style:text-properties officeooo:rsid="004bde17"/>
    </style:style>
    <style:style style:name="T8" style:family="text">
      <style:text-properties officeooo:rsid="002d617a"/>
    </style:style>
    <style:style style:name="T9" style:family="text">
      <style:text-properties officeooo:rsid="005332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Grafik2" text:anchor-type="paragraph" svg:x="14.725cm" svg:y="0.023cm" svg:width="2.619cm" svg:height="3.18cm" draw:z-index="0"><draw:image xlink:href="../../print/rev-odt/LinuxPinguin.jpg" xlink:type="simple" xlink:show="embed" xlink:actuate="onLoad"/></draw:frame>Linux und andere Pinguine AG</text:p>
      <text:p text:style-name="P11">Arktisstr. 1</text:p>
      <text:p text:style-name="P11">9999 <text:s/>Irgendwo<text:line-break/>Telefon<text:tab/>: <text:s/>099 999 99 99</text:p>
      <text:p text:style-name="P11"/>
      <text:p text:style-name="P9">Einkaufslieferschein</text:p>
      <text:p text:style-name="P2"/>
      <text:p text:style-name="P24"><text:span text:style-name="T5">Lieferscheinnummer: &lt;%donumber%&gt;</text:span><text:tab/><text:span text:style-name="T6">Datum: &lt;%dodate%&gt;</text:span></text:p>
      <text:p text:style-name="P25"><text:span text:style-name="T7">&lt;%if ordnumber%&gt;Auftragsnummer: &lt;%ordnumber%&gt;&lt;%end%&gt;<text:line-break/></text:span></text:p>
      <text:p text:style-name="P14">&lt;%name%&gt;<text:tab/></text:p>
      <text:p text:style-name="P14">&lt;%street%&gt;<text:tab/></text:p>
      <text:p text:style-name="P13"><text:span text:style-name="T3">&lt;%if country%&gt;&lt;%country%&gt; - &lt;%end%&gt;</text:span><text:span text:style-name="T2">&lt;%zipcode%&gt; &lt;%city%&gt;</text:span><text:span text:style-name="T1"><text:line-break/></text:span></text:p>
      <text:p text:style-name="P15">&lt;%if cp_name%&gt;AnsprechpartnerIn: &lt;%cp_givenname%&gt; &lt;%cp_name%&gt;&lt;%end%&gt;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>
            <table:table-cell table:style-name="Tabelle1.A1" office:value-type="string">
              <text:p text:style-name="P16">Artikel-Nr</text:p>
            </table:table-cell>
            <table:table-cell table:style-name="Tabelle1.A1" office:value-type="string">
              <text:p text:style-name="P18">Interne Artikel-Nr.</text:p>
            </table:table-cell>
            <table:table-cell table:style-name="Tabelle1.A1" office:value-type="string">
              <text:p text:style-name="P16">Beschreibung</text:p>
            </table:table-cell>
            <table:table-cell table:style-name="Tabelle1.A1" office:value-type="string">
              <text:p text:style-name="P17">Anzahl</text:p>
            </table:table-cell>
            <table:table-cell table:style-name="Tabelle1.E1" office:value-type="string">
              <text:p text:style-name="P17">Einheit</text:p>
            </table:table-cell>
          </table:table-row>
        </table:table-header-rows>
        <table:table-row>
          <table:table-cell table:style-name="Tabelle1.A2" office:value-type="string">
            <text:p text:style-name="P21">&lt;%foreachrow number%&gt;<text:span text:style-name="T4">&lt;%foreach model%&gt;&lt;%if make == name%&gt;&lt;%model%&gt;&lt;%end%&gt;&lt;%end%&gt;</text:span></text:p>
          </table:table-cell>
          <table:table-cell table:style-name="Tabelle1.B2" office:value-type="string">
            <text:p text:style-name="P22">&lt;%number%&gt;</text:p>
          </table:table-cell>
          <table:table-cell table:style-name="Tabelle1.C2" office:value-type="string">
            <text:p text:style-name="P23">&lt;%description%&gt;</text:p>
          </table:table-cell>
          <table:table-cell table:style-name="Tabelle1.D2" office:value-type="string">
            <text:p text:style-name="P19">&lt;%qty%&gt;</text:p>
          </table:table-cell>
          <table:table-cell table:style-name="Tabelle1.E2" office:value-type="string">
            <text:p text:style-name="P20">&lt;%unit%&gt;<text:span text:style-name="T8">&lt;%end number%&gt;</text:span></text:p>
          </table:table-cell>
        </table:table-row>
      </table:table>
      <text:p text:style-name="P10"/>
      <text:p text:style-name="P12"/>
      <text:p text:style-name="P7">&lt;%if shiptoname%&gt;Lieferadresse:</text:p>
      <text:p text:style-name="P7">&lt;%shiptoname%&gt;</text:p>
      <text:p text:style-name="P7">&lt;%shiptostreet%&gt;</text:p>
      <text:p text:style-name="P7">&lt;%if shiptocountry%&gt;&lt;%shiptocountry%&gt; - &lt;%end%&gt;&lt;%shiptozipcode%&gt; &lt;%shiptocity%&gt;&lt;%end%&gt;</text:p>
      <text:p text:style-name="P3"/>
      <text:p text:style-name="P3">&lt;%if notes%&gt;&lt;%notes%&gt;&lt;%end if%&gt;</text:p>
      <text:p text:style-name="P8"/>
      <text:p text:style-name="P3"/>
      <text:p text:style-name="P4"><text:tab/><text:span text:style-name="T9">Den Empfang der Ware bestätigt:</text:span></text:p>
      <text:p text:style-name="P4"/>
      <text:p text:style-name="P4"/>
      <text:p text:style-name="P5"/>
      <text:p text:style-name="P6"><text:tab/>&lt;%employee_name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Moritz Bunkus</meta:initial-creator>
    <meta:creation-date>2006-01-20T13:23:02</meta:creation-date>
    <dc:date>2015-08-14T16:58:23.274712199</dc:date>
    <dc:language>de-DE</dc:language>
    <meta:editing-cycles>186</meta:editing-cycles>
    <meta:editing-duration>P1DT9H46M8S</meta:editing-duration>
    <meta:document-statistic meta:table-count="1" meta:image-count="1" meta:object-count="0" meta:page-count="1" meta:paragraph-count="28" meta:word-count="73" meta:character-count="818" meta:non-whitespace-character-count="756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